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cdb1" officeooo:paragraph-rsid="0018cdb1"/>
    </style:style>
    <style:style style:name="P2" style:family="paragraph" style:parent-style-name="Standard">
      <style:text-properties fo:font-size="20pt" fo:font-weight="bold" officeooo:rsid="0018cdb1" officeooo:paragraph-rsid="001965d0" style:font-size-asian="20pt" style:font-weight-asian="bold" style:font-size-complex="20pt" style:font-weight-complex="bold"/>
    </style:style>
    <style:style style:name="P3" style:family="paragraph" style:parent-style-name="Standard">
      <style:text-properties fo:font-size="20pt" fo:font-weight="bold" officeooo:rsid="001965d0" officeooo:paragraph-rsid="001965d0" style:font-size-asian="17.5pt" style:font-weight-asian="bold" style:font-size-complex="20pt" style:font-weight-complex="bold"/>
    </style:style>
    <style:style style:name="P4" style:family="paragraph" style:parent-style-name="Standard">
      <style:text-properties officeooo:rsid="0018cdb1" officeooo:paragraph-rsid="0018cdb1"/>
    </style:style>
    <style:style style:name="P5" style:family="paragraph" style:parent-style-name="Standard">
      <style:text-properties officeooo:rsid="0018cdb1" officeooo:paragraph-rsid="001965d0"/>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20pt" style:font-size-asian="20pt" style:font-size-complex="20pt"/>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12pt" style:font-size-asian="10.5pt" style:font-size-complex="12pt"/>
    </style:style>
    <style:style style:name="T6" style:family="text">
      <style:text-properties fo:font-size="12pt" fo:font-weight="normal"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squemas</text:p>
      <text:p text:style-name="P3"><text:span text:style-name="T6">create schema stock;<text:line-break/>create schema productos;<text:line-break/>create schema usuarios;<text:line-break/>create schema ventas;<text:line-break/><text:line-break/></text:span></text:p>
      <text:p text:style-name="P1"><text:span text:style-name="T4">productos.tenis</text:span><text:line-break/>create table productos.tenis (Id_teni serial primary key, Nombre_tenis varchar(100) not null, Marca int not null,Tipo int not null, Talla numeric(4,1) not null,Color varchar(50),Descripcion text,Precio decimal(10,2) not null,CONSTRAINT fk_marca_tenis FOREIGN KEY (Marca) REFERENCES productos.marcas(id_marca)); <text:s/><text:line-break/><text:span text:style-name="T4">productos.gorras</text:span><text:line-break/>create table productos.Gorras (Id_gorra serial primary key, Nombre_gorra varchar(100) unique not null, Talla varchar (10) not null, Color varchar (50) not null,Descripcion text, Precio decimal(10,2) not null);<text:line-break/><text:span text:style-name="T4">productos.playeras</text:span><text:line-break/>create table productos.playeras (Id_playera serial primary key, Nombre_playera varchar(100) not null,Marca int not null, Talla varchar(10) not null, Color varchar(50) not null, Material varchar (50), Genero VARCHAR(20) CHECK (genero IN ('Hombre','Mujer','Unisex')), Descripcion text, Precio decimal (10,2) not null, CONSTRAINT fk_marca_tenis FOREIGN KEY (Marca) REFERENCES productos.marcas(id_marca)); <text:line-break/><text:span text:style-name="T4">productos.marcas</text:span></text:p>
      <text:p text:style-name="P1">CREATE TABLE productos.marcas (id_marca SERIAL PRIMARY KEY, nombre_marca VARCHAR(100) UNIQUE NOT NULL);</text:p>
      <text:p text:style-name="P1"/>
      <text:p text:style-name="P2">Stock.inventario </text:p>
      <text:p text:style-name="P5">Create table stock.inventario (Id_inventario serial Primary key, Tipo_producto varchar(20) not null check(tipo_producto in ('Playera','Tenis','Gorra')),id_producto int not null, Cantidad int not null default 0, Fecha_registro timestamp default now(), Ultima_actualizacion timestamp default now(), CONSTRAINT fk_playera FOREIGN KEY (id_producto) REFERENCES productos.playeras(id_playera) DEFERRABLE INITIALLY DEFERRED,</text:p>
      <text:p text:style-name="P5"><text:s text:c="4"/>CONSTRAINT fk_tenis FOREIGN KEY (id_producto) REFERENCES productos.tenis(id_teni) DEFERRABLE INITIALLY DEFERRED,</text:p>
      <text:p text:style-name="P5"><text:s text:c="4"/>CONSTRAINT fk_gorra FOREIGN KEY (id_producto) REFERENCES productos.gorras(id_gorra) DEFERRABLE INITIALLY DEFERR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30T22:43:10.873784305</meta:creation-date>
    <dc:date>2025-10-01T09:58:40.032633538</dc:date>
    <meta:editing-duration>PT9M58S</meta:editing-duration>
    <meta:editing-cycles>2</meta:editing-cycles>
    <meta:generator>LibreOffice/24.2.7.2$Linux_X86_64 LibreOffice_project/420$Build-2</meta:generator>
    <meta:document-statistic meta:table-count="0" meta:image-count="0" meta:object-count="0" meta:page-count="1" meta:paragraph-count="8" meta:word-count="196" meta:character-count="1867" meta:non-whitespace-character-count="1665"/>
  </office:meta>
</office:document-meta>
</file>